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684cm" fo:min-width="24.63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top" draw:auto-grow-height="false" fo:min-height="5.834cm" fo:min-width="17.38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fill-color="#9400d3" draw:textarea-horizontal-align="justify" draw:textarea-vertical-align="middle" draw:auto-grow-height="false" fo:min-height="0.834cm" fo:min-width="4.784cm"/>
      <style:paragraph-properties style:writing-mode="lr-tb"/>
    </style:style>
    <style:style style:name="gr5" style:family="graphic" style:parent-style-name="standard">
      <style:graphic-properties svg:stroke-width="0.053cm" svg:stroke-color="#9400d3" draw:marker-start-width="0.279cm" draw:marker-end-width="0.279cm" draw:fill="none" draw:textarea-horizontal-align="justify" draw:textarea-vertical-align="middle" draw:auto-grow-height="false" fo:min-height="0.782cm" fo:min-width="11.632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106cm" svg:stroke-color="#228b22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width="0.053cm" svg:stroke-color="#9400d3" draw:marker-start-width="0.279cm" draw:marker-end-width="0.279cm" draw:fill="none" draw:textarea-horizontal-align="justify" draw:textarea-vertical-align="middle" draw:auto-grow-height="false" fo:min-height="0.782cm" fo:min-width="11.732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9400d3" draw:marker-start-width="0.279cm" draw:marker-end-width="0.279cm" draw:fill="none" draw:textarea-horizontal-align="justify" draw:textarea-vertical-align="middle" draw:auto-grow-height="false" fo:min-height="1.324cm" fo:min-width="11.675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9400d3" draw:marker-start-width="0.279cm" draw:marker-end-width="0.279cm" draw:fill="none" draw:textarea-horizontal-align="justify" draw:textarea-vertical-align="middle" draw:auto-grow-height="false" fo:min-height="1.233cm" fo:min-width="11.684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9400d3" draw:marker-start-width="0.279cm" draw:marker-end-width="0.279cm" draw:fill="none" draw:textarea-horizontal-align="justify" draw:textarea-vertical-align="middle" draw:auto-grow-height="false" fo:min-height="0.782cm" fo:min-width="11.532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9400d3" draw:marker-start-width="0.279cm" draw:marker-end-width="0.279cm" draw:fill="none" draw:textarea-horizontal-align="justify" draw:textarea-vertical-align="middle" draw:auto-grow-height="false" fo:min-height="0.872cm" fo:min-width="11.723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3.916cm" style:use-optimal-column-width="false"/>
    </style:style>
    <style:style style:name="co2" style:family="table-column">
      <style:table-column-properties style:column-width="21.283cm" style:use-optimal-column-width="false"/>
    </style:style>
    <style:style style:name="co3" style:family="table-column">
      <style:table-column-properties style:column-width="6.299cm" style:use-optimal-column-width="false"/>
    </style:style>
    <style:style style:name="co4" style:family="table-column">
      <style:table-column-properties style:column-width="6.302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font-name="Liberation Mono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5cm" fo:margin-bottom="0cm" fo:text-align="start" fo:text-indent="0cm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Liberation Mono"/>
    </style:style>
    <style:style style:name="P11" style:family="paragraph">
      <style:paragraph-properties fo:text-align="center"/>
      <style:text-properties fo:color="#ffd700"/>
    </style:style>
    <style:style style:name="P12" style:family="paragraph">
      <loext:graphic-properties draw:fill-color="#9400d3"/>
      <style:paragraph-properties fo:text-align="center"/>
      <style:text-properties fo:color="#ffd700"/>
    </style:style>
    <style:style style:name="P13" style:family="paragraph">
      <loext:graphic-properties draw:fill="none"/>
      <style:paragraph-properties fo:text-align="center"/>
      <style:text-properties style:font-name="Liberation Mono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/>
      <style:text-properties style:font-name="Liberation Sans"/>
    </style:style>
    <style:style style:name="P16" style:family="paragraph">
      <loext:graphic-properties draw:fill="none"/>
      <style:paragraph-properties fo:text-align="center"/>
      <style:text-properties style:font-name="Liberation Sans"/>
    </style:style>
    <style:style style:name="T1" style:family="text">
      <style:text-properties style:font-name="Liberation Mono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ff"/>
    </style:style>
    <style:style style:name="T4" style:family="text">
      <style:text-properties fo:color="#0000ff" style:font-name="Liberation Mono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c9211e"/>
    </style:style>
    <style:style style:name="T7" style:family="text">
      <style:text-properties fo:color="#ffd700"/>
    </style:style>
    <style:style style:name="T8" style:family="text">
      <style:text-properties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1">regex &amp; grep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Pattern match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1" draw:layer="layout" svg:width="25.199cm" svg:height="2.629cm" svg:x="1.4cm" svg:y="0.628cm" presentation:class="title">
          <draw:text-box>
            <text:p text:style-name="P1">POSIX standard</text:p>
          </draw:text-box>
        </draw:frame>
        <draw:custom-shape draw:style-name="gr2" draw:text-style-name="P4" draw:layer="layout" svg:width="25.4cm" svg:height="2.2cm" svg:x="1.199cm" svg:y="12.2cm">
          <text:p text:style-name="P3">Ref: <text:span text:style-name="T1">https://standards.ieee.org/standard/1003_1-2001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8.6cm" svg:height="6.8cm" svg:x="1.6cm" svg:y="4cm">
          <text:p text:style-name="P5"><text:span text:style-name="T2">IEEE 1003.1-2001 IEEE Standard for </text:span><text:span text:style-name="T2"><text:line-break/></text:span><text:span text:style-name="T2">IEEE Information Technology – Portable </text:span><text:span text:style-name="T2"><text:line-break/></text:span><text:span text:style-name="T2">Operating System Interface</text:span><text:span text:style-name="T2"><text:line-break/></text:span><text:span text:style-name="T2">(POSIX(TM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>
          <draw:text-box>
            <text:p text:style-name="P1">Regex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 text:style-name="P8">regex is a pattern template to filter text</text:p>
              </text:list-item>
              <text:list-item>
                <text:p text:style-name="P8"><text:span text:style-name="T3">BRE</text:span>: POSIX <text:span text:style-name="T3">B</text:span>asic <text:span text:style-name="T3">R</text:span>egular <text:span text:style-name="T3">E</text:span>xpression engine</text:p>
              </text:list-item>
            </text:list>
            <text:list text:style-name="L5">
              <text:list-item>
                <text:p text:style-name="P8"><text:span text:style-name="T3">ERE</text:span>: POSIX <text:span text:style-name="T3">E</text:span>xtended <text:span text:style-name="T3">R</text:span>egular <text:span text:style-name="T3">E</text:span>xpression eng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>
          <draw:text-box>
            <text:p text:style-name="P1">Why learn regex?</text:p>
          </draw:text-box>
        </draw:frame>
        <draw:frame presentation:style-name="pr5" draw:layer="layout" svg:width="25.199cm" svg:height="9.134cm" svg:x="1.401cm" svg:y="5.066cm" presentation:class="outline" presentation:user-transformed="true">
          <draw:text-box>
            <text:list text:style-name="L4">
              <text:list-item>
                <text:p>Languages: Java, Perl, Python, Ruby, ...</text:p>
              </text:list-item>
              <text:list-item>
                <text:p>Tools: grep, sed, awk, ...</text:p>
              </text:list-item>
              <text:list-item>
                <text:p>Applications: MySQL, PostgreSQL,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>
          <draw:text-box>
            <text:p text:style-name="P1">Usag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<text:span text:style-name="T4">grep ‘pattern’ filename</text:span></text:p>
              </text:list-item>
              <text:list-item>
                <text:p><text:span text:style-name="T4">command | grep ‘pattern’</text:span></text:p>
              </text:list-item>
              <text:list-item>
                <text:p>Default engine: BRE</text:p>
              </text:list-item>
              <text:list-item>
                <text:p>Switch to use ERE : <text:line-break/><text:span text:style-name="T4">egrep ‘pattern’ filename</text:span><text:line-break/><text:span text:style-name="T4">grep -E ‘pattern’ filenam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5">Special characters (BRE &amp; ERE)</text:span></text:p>
          </draw:text-box>
        </draw:frame>
        <draw:frame draw:style-name="standard" draw:layer="layout" svg:width="25.198cm" svg:height="5.831cm" svg:x="1.4cm" svg:y="3.685cm" presentation:class="table" presentation:user-transformed="true">
          <table:table table:template-name="earth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.</text:p>
              </table:table-cell>
              <table:table-cell table:style-name="earth3">
                <text:p>Any single character except null or newline</text:p>
              </table:table-cell>
            </table:table-row>
            <table:table-row table:style-name="ro1">
              <table:table-cell table:style-name="ce1">
                <text:p text:style-name="P9">*</text:p>
              </table:table-cell>
              <table:table-cell table:style-name="earth2">
                <text:p>Zero or more of the preceding character / expression</text:p>
              </table:table-cell>
            </table:table-row>
            <table:table-row table:style-name="ro1">
              <table:table-cell table:style-name="ce1">
                <text:p text:style-name="P9">[ ]</text:p>
              </table:table-cell>
              <table:table-cell table:style-name="earth1">
                <text:p>Any of the enclosed characters; hyphen (-) indicates character range</text:p>
              </table:table-cell>
            </table:table-row>
            <table:table-row table:style-name="ro1">
              <table:table-cell table:style-name="ce1">
                <text:p text:style-name="P9">^</text:p>
              </table:table-cell>
              <table:table-cell table:style-name="earth2">
                <text:p>Anchor for beginning of line or <text:span text:style-name="T6">negation</text:span> of enclosed characters</text:p>
              </table:table-cell>
            </table:table-row>
            <table:table-row table:style-name="ro1">
              <table:table-cell table:style-name="ce1">
                <text:p text:style-name="P9">$</text:p>
              </table:table-cell>
              <table:table-cell table:style-name="earth1">
                <text:p>Anchor for end of line</text:p>
              </table:table-cell>
            </table:table-row>
            <table:table-row table:style-name="ro1">
              <table:table-cell table:style-name="ce1">
                <text:p text:style-name="P9">\</text:p>
              </table:table-cell>
              <table:table-cell table:style-name="earth2">
                <text:p>Escape special character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5">Special characters (BRE)</text:span></text:p>
          </draw:text-box>
        </draw:frame>
        <draw:frame draw:style-name="standard" draw:layer="layout" svg:width="25.198cm" svg:height="1.943cm" svg:x="1.4cm" svg:y="3.685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\{<text:span text:style-name="T6">n</text:span>,<text:span text:style-name="T3">m\}</text:span></text:p>
              </table:table-cell>
              <table:table-cell table:style-name="orange3">
                <text:p>Range of occurances of preceding pattern at least <text:span text:style-name="T6">n</text:span> and utmost <text:span text:style-name="T3">m</text:span> times</text:p>
              </table:table-cell>
            </table:table-row>
            <table:table-row table:style-name="ro1">
              <table:table-cell table:style-name="ce1">
                <text:p text:style-name="P9">\( \)</text:p>
              </table:table-cell>
              <table:table-cell table:style-name="orange2">
                <text:p>Grouping of regular expressions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" draw:text-style-name="P1" draw:layer="layout" svg:width="25.199cm" svg:height="2.629cm" svg:x="1.401cm" svg:y="6.6cm" presentation:class="title" presentation:user-transformed="true">
          <draw:text-box>
            <text:p text:style-name="P1"><text:span text:style-name="T5">Special characters (ERE)</text:span></text:p>
          </draw:text-box>
        </draw:frame>
        <draw:frame draw:style-name="standard" draw:layer="layout" svg:width="25.198cm" svg:height="4.859cm" svg:x="1.241cm" svg:y="9.332cm">
          <table:table table:template-name="seetang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{<text:span text:style-name="T6">n</text:span>,<text:span text:style-name="T3">m}</text:span></text:p>
              </table:table-cell>
              <table:table-cell table:style-name="seetang3">
                <text:p>Range of occurances of preceding pattern at least <text:span text:style-name="T6">n</text:span> and utmost <text:span text:style-name="T3">m</text:span> times</text:p>
              </table:table-cell>
            </table:table-row>
            <table:table-row table:style-name="ro1">
              <table:table-cell table:style-name="ce1">
                <text:p text:style-name="P9">( )</text:p>
              </table:table-cell>
              <table:table-cell table:style-name="seetang2">
                <text:p>Grouping of regular expressions</text:p>
              </table:table-cell>
            </table:table-row>
            <table:table-row table:style-name="ro1">
              <table:table-cell table:style-name="ce1">
                <text:p text:style-name="P9">+</text:p>
              </table:table-cell>
              <table:table-cell table:style-name="seetang1">
                <text:p>One or more of preceding character / expression</text:p>
              </table:table-cell>
            </table:table-row>
            <table:table-row table:style-name="ro1">
              <table:table-cell table:style-name="ce1">
                <text:p text:style-name="P9">?</text:p>
              </table:table-cell>
              <table:table-cell table:style-name="seetang2">
                <text:p>Zero or one of preceding character / expression</text:p>
              </table:table-cell>
            </table:table-row>
            <table:table-row table:style-name="ro1">
              <table:table-cell table:style-name="ce1">
                <text:p text:style-name="P9">|</text:p>
              </table:table-cell>
              <table:table-cell table:style-name="seetang1">
                <text:p>Logical OR over the pattern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>
          <draw:text-box>
            <text:p text:style-name="P1">Character classes</text:p>
          </draw:text-box>
        </draw:frame>
        <draw:frame draw:style-name="standard" draw:layer="layout" svg:width="25.198cm" svg:height="5.885cm" svg:x="1.4cm" svg:y="3.685cm" presentation:class="table" presentation:user-transformed="true">
          <table:table table:template-name="green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10">[[:print:]]</text:p>
              </table:table-cell>
              <table:table-cell table:style-name="green3">
                <text:p>Printable </text:p>
              </table:table-cell>
              <table:table-cell>
                <text:p text:style-name="P10">[[:blank:]]</text:p>
              </table:table-cell>
              <table:table-cell table:style-name="green3">
                <text:p>Space / Tab</text:p>
              </table:table-cell>
            </table:table-row>
            <table:table-row table:style-name="ro1" table:default-cell-style-name="ce2">
              <table:table-cell>
                <text:p text:style-name="P10">[[:alnum:]]</text:p>
              </table:table-cell>
              <table:table-cell table:style-name="green2">
                <text:p>Alphanumeric</text:p>
              </table:table-cell>
              <table:table-cell>
                <text:p text:style-name="P10">[[:space:]]</text:p>
              </table:table-cell>
              <table:table-cell table:style-name="green2">
                <text:p>Whitespace</text:p>
              </table:table-cell>
            </table:table-row>
            <table:table-row table:style-name="ro1" table:default-cell-style-name="ce2">
              <table:table-cell>
                <text:p text:style-name="P10">[[:alpha:]]</text:p>
              </table:table-cell>
              <table:table-cell table:style-name="green1">
                <text:p>Alphabetic</text:p>
              </table:table-cell>
              <table:table-cell>
                <text:p text:style-name="P10">[[:punct:]]</text:p>
              </table:table-cell>
              <table:table-cell table:style-name="green1">
                <text:p>Punctuation</text:p>
              </table:table-cell>
            </table:table-row>
            <table:table-row table:style-name="ro1" table:default-cell-style-name="ce2">
              <table:table-cell>
                <text:p text:style-name="P10">[[:lower:]]</text:p>
              </table:table-cell>
              <table:table-cell table:style-name="green2">
                <text:p>Lower case</text:p>
              </table:table-cell>
              <table:table-cell>
                <text:p text:style-name="P10">[[:xdigit:]]</text:p>
              </table:table-cell>
              <table:table-cell table:style-name="green2">
                <text:p>Hexadecimal</text:p>
              </table:table-cell>
            </table:table-row>
            <table:table-row table:style-name="ro1" table:default-cell-style-name="ce2">
              <table:table-cell>
                <text:p text:style-name="P10">[[:upper:]]</text:p>
              </table:table-cell>
              <table:table-cell table:style-name="green1">
                <text:p>Upper case</text:p>
              </table:table-cell>
              <table:table-cell>
                <text:p text:style-name="P10">[[:graph:]]</text:p>
              </table:table-cell>
              <table:table-cell table:style-name="green1">
                <text:p>Non-space</text:p>
              </table:table-cell>
            </table:table-row>
            <table:table-row table:style-name="ro1" table:default-cell-style-name="ce2">
              <table:table-cell>
                <text:p text:style-name="P10">[[:digit:]]</text:p>
              </table:table-cell>
              <table:table-cell table:style-name="green2">
                <text:p>Decimal digits</text:p>
              </table:table-cell>
              <table:table-cell>
                <text:p text:style-name="P10">[[:cntrl:]]</text:p>
              </table:table-cell>
              <table:table-cell table:style-name="green2">
                <text:p>Control character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>
          <draw:text-box>
            <text:p text:style-name="P1">Backreferenc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<text:span text:style-name="T3">\1</text:span> through <text:span text:style-name="T3">\9</text:span> </text:p>
              </text:list-item>
              <text:list-item>
                <text:p><text:span text:style-name="T3">\n</text:span> matches whatever was matched by <text:span text:style-name="T3">n</text:span>th earlier paranthesized subexpression</text:p>
              </text:list-item>
              <text:list-item>
                <text:p>A line with two occurances of hello will be matched using:<text:line-break/><text:span text:style-name="T4">\(hello\).*\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4" draw:text-style-name="P1" draw:layer="layout" svg:width="25.199cm" svg:height="2.629cm" svg:x="1.4cm" svg:y="0.628cm" presentation:class="title">
          <draw:text-box>
            <text:p text:style-name="P1">BRE operator precedence</text:p>
          </draw:text-box>
        </draw:frame>
        <draw:custom-shape draw:style-name="gr4" draw:text-style-name="P12" draw:layer="layout" svg:width="5.4cm" svg:height="1.2cm" svg:x="2.2cm" svg:y="3.6cm">
          <text:p text:style-name="P11"><text:span text:style-name="T7">high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5.4cm" svg:height="1.2cm" svg:x="2.2cm" svg:y="13.2cm">
          <text:p text:style-name="P11"><text:span text:style-name="T7">low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12.3cm" svg:height="1.2cm" svg:x="8.3cm" svg:y="3.5cm">
          <text:p text:style-name="P10"><text:span text:style-name="T1">[..] [==] [::] </text:span><text:span text:style-name="T8">char col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4" draw:layer="layout" svg:x1="7.9cm" svg:y1="3.6cm" svg:x2="7.9cm" svg:y2="14.8cm">
          <text:p/>
        </draw:line>
        <draw:custom-shape draw:style-name="gr7" draw:text-style-name="P13" draw:layer="layout" svg:width="12.4cm" svg:height="1.2cm" svg:x="8.2cm" svg:y="5cm">
          <text:p text:style-name="P10"><text:span text:style-name="T1">\metach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12.4cm" svg:height="1.2cm" svg:x="8.2cm" svg:y="6.5cm">
          <text:p text:style-name="P10"><text:span text:style-name="T1">[ ] </text:span><text:span text:style-name="T8">Bracket </text:span><text:span text:style-name="T8">expa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12.401cm" svg:height="1.8cm" svg:x="8.199cm" svg:y="7.9cm">
          <text:p text:style-name="P10"><text:span text:style-name="T1">\( \) \n </text:span><text:span text:style-name="T8">subexpresions </text:span><text:span text:style-name="T8"><text:line-break/></text:span><text:span text:style-name="T8">and back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12.4cm" svg:height="1.699cm" svg:x="8.2cm" svg:y="9.901cm">
          <text:p text:style-name="P10"><text:span text:style-name="T1">* \{ \} </text:span><text:span text:style-name="T8">Repetition of preceding</text:span><text:span text:style-name="T8"><text:line-break/></text:span><text:span text:style-name="T8">single char reg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12.2cm" svg:height="1.2cm" svg:x="8.3cm" svg:y="11.8cm">
          <text:p text:style-name="P15"><text:span text:style-name="T8">Concate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2.2cm" svg:height="1.2cm" svg:x="8.3cm" svg:y="13.3cm">
          <text:p text:style-name="P10"><text:span text:style-name="T1">^ $ </text:span><text:span text:style-name="T8">anch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4" draw:text-style-name="P1" draw:layer="layout" svg:width="25.199cm" svg:height="2.629cm" svg:x="1.4cm" svg:y="0.628cm" presentation:class="title">
          <draw:text-box>
            <text:p text:style-name="P1">ERE operator precedence</text:p>
          </draw:text-box>
        </draw:frame>
        <draw:custom-shape draw:style-name="gr4" draw:text-style-name="P12" draw:layer="layout" svg:width="5.4cm" svg:height="1.2cm" svg:x="2.2cm" svg:y="3.6cm">
          <text:p text:style-name="P11"><text:span text:style-name="T7">high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5.4cm" svg:height="1.2cm" svg:x="2.2cm" svg:y="14.1cm">
          <text:p text:style-name="P11"><text:span text:style-name="T7">low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12.3cm" svg:height="1.2cm" svg:x="8.3cm" svg:y="3.5cm">
          <text:p text:style-name="P10"><text:span text:style-name="T1">[..] [==] [::] </text:span><text:span text:style-name="T8">char col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4" draw:layer="layout" svg:x1="7.9cm" svg:y1="3.6cm" svg:x2="7.9cm" svg:y2="14.8cm">
          <text:p/>
        </draw:line>
        <draw:custom-shape draw:style-name="gr7" draw:text-style-name="P13" draw:layer="layout" svg:width="12.4cm" svg:height="1.2cm" svg:x="8.2cm" svg:y="5cm">
          <text:p text:style-name="P10"><text:span text:style-name="T1">\metach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12.4cm" svg:height="1.2cm" svg:x="8.2cm" svg:y="6.5cm">
          <text:p text:style-name="P10"><text:span text:style-name="T1">[ ] </text:span><text:span text:style-name="T8">Bracket expa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12.401cm" svg:height="1.3cm" svg:x="8.199cm" svg:y="7.9cm">
          <text:p text:style-name="P10"><text:span text:style-name="T1">( ) </text:span><text:span text:style-name="T8">grou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12.4cm" svg:height="1.699cm" svg:x="8.2cm" svg:y="9.401cm">
          <text:p text:style-name="P10"><text:span text:style-name="T1">* + ? { } </text:span><text:span text:style-name="T8">Repetition of preceding</text:span><text:span text:style-name="T8"><text:line-break/></text:span><text:span text:style-name="T8">reg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12.2cm" svg:height="1.2cm" svg:x="8.3cm" svg:y="11.3cm">
          <text:p text:style-name="P15"><text:span text:style-name="T8">Concate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2.2cm" svg:height="1.2cm" svg:x="8.3cm" svg:y="12.7cm">
          <text:p text:style-name="P10"><text:span text:style-name="T1">^ $ </text:span><text:span text:style-name="T8">anch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2.2cm" svg:height="1.2cm" svg:x="8.301cm" svg:y="14.101cm">
          <text:p text:style-name="P10"><text:span text:style-name="T1">| </text:span><text:span text:style-name="T8">alter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table:table-template text:style-name="green"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6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6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17:00:10.019508543</meta:creation-date>
    <dc:date>2022-01-15T17:54:56.021154180</dc:date>
    <meta:editing-duration>PT23M33S</meta:editing-duration>
    <meta:editing-cycles>7</meta:editing-cycles>
    <meta:generator>LibreOffice/6.4.7.2$Linux_X86_64 LibreOffice_project/40$Build-2</meta:generator>
    <meta:print-date>2022-01-15T18:25:58.962139546</meta:print-date>
    <meta:document-statistic meta:object-count="87"/>
  </office:meta>
</office:document-meta>
</file>